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4afc" officeooo:paragraph-rsid="00154a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 List</text:p>
      <text:p text:style-name="P1"/>
      <text:p text:style-name="P1">Paletton.com (2019) Available at http://paletton.com/#uid=12N0u0kbO++00++4k++hI+Yni+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5:28:52.042000000</meta:creation-date>
    <dc:date>2019-12-16T15:30:32.966000000</dc:date>
    <meta:editing-duration>PT1M42S</meta:editing-duration>
    <meta:editing-cycles>1</meta:editing-cycles>
    <meta:document-statistic meta:table-count="0" meta:image-count="0" meta:object-count="0" meta:page-count="1" meta:paragraph-count="2" meta:word-count="7" meta:character-count="99" meta:non-whitespace-character-count="94"/>
    <meta:generator>LibreOffice/6.2.7.1$Windows_X86_64 LibreOffice_project/23edc44b61b830b7d749943e020e96f5a7df63bf</meta:generator>
  </office:meta>
</office:document-meta>
</file>